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0000000B1101962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033cm" svg:height="4.322cm" svg:x="1.277cm" svg:y="1.456cm">
          <draw:image xlink:href="Pictures/1000000000000120000000B1101962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1-13T19:29:57</meta:creation-date>
    <dc:creator>Jussi Eloranta</dc:creator>
    <dc:date>2008-01-13T19:30:23</dc:date>
    <meta:editing-cycles>1</meta:editing-cycles>
    <meta:editing-duration>PT2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